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6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7.22mm"/>
    </style:style>
    <style:style style:name="co7" style:family="table-column">
      <style:table-column-properties fo:break-before="auto" style:column-width="88.32mm"/>
    </style:style>
    <style:style style:name="co8" style:family="table-column">
      <style:table-column-properties fo:break-before="auto" style:column-width="89.94mm"/>
    </style:style>
    <style:style style:name="co9" style:family="table-column">
      <style:table-column-properties fo:break-before="auto" style:column-width="8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e04bc1f-fc63-48f5-b1ca-2723f17d241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7598d527-bc8d-4282-a72c-874f335d05ac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13ca98f6-1a9f-4d76-a3b3-a72a16d91916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9e097b10-8160-491e-a310-e26e54a86a10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9dc7fe6a-3fa4-4461-8975-ecb7218b39a3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8cfbb741-bd63-449f-9e48-4d234264c8d5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c212b71b-848c-491c-8ae7-b62a993ae194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table table:name="6cc35892-c44f-4aa7-bfee-5f63eca7082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3_JaMuz</text:p>
          </table:table-cell>
          <table:table-cell table:style-name="Default" office:value-type="string" calcext:value-type="string">
            <text:p>MergeDevice4_1stMerge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5/05/2012 19:27: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21:41:49.871444255</dc:date>
    <dc:creator>Raphael </dc:creator>
    <meta:editing-duration>PT3M6S</meta:editing-duration>
    <meta:editing-cycles>1</meta:editing-cycles>
    <meta:document-statistic meta:table-count="8" meta:cell-count="444" meta:object-count="0"/>
    <meta:generator>LibreOffice/5.0.3.2$Linux_X86_64 LibreOffice_project/00m0$Build-2</meta:generator>
  </office:meta>
</office:document-meta>
</file>